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19812F2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luelinesgrad-title">
      <style:graphic-properties draw:fill-color="#ffffff" fo:min-height="2.977cm"/>
    </style:style>
    <style:style style:name="pr2" style:family="presentation" style:parent-style-name="lyt-bluelinesgrad-outline1">
      <style:graphic-properties draw:fill-color="#ffffff" fo:min-height="9.974cm"/>
    </style:style>
    <style:style style:name="pr3" style:family="presentation" style:parent-style-name="lyt-bluelinesgrad-notes">
      <style:graphic-properties draw:fill-color="#ffffff" draw:auto-grow-height="true" fo:min-height="13.365cm"/>
    </style:style>
    <style:style style:name="pr4" style:family="presentation" style:parent-style-name="lyt-bluelinesgrad-title">
      <style:graphic-properties fo:min-height="2.755cm"/>
    </style:style>
    <style:style style:name="pr5" style:family="presentation" style:parent-style-name="lyt-bluelinesgrad-outline1">
      <style:graphic-properties fo:min-height="9.938cm"/>
    </style:style>
    <style:style style:name="pr6" style:family="presentation" style:parent-style-name="lyt-bluelinesgrad-notes">
      <style:graphic-properties draw:fill-color="#ffffff" fo:min-height="13.114cm"/>
    </style:style>
    <style:style style:name="pr7" style:family="presentation" style:parent-style-name="lyt-bluelinesgrad-subtitle">
      <style:graphic-properties draw:fill-color="#ffffff" draw:auto-grow-height="true" fo:min-height="14.62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fo:color="#23ff23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1" draw:id="id1">
        <office:forms form:automatic-focus="false" form:apply-design-mode="false"/>
        <draw:frame presentation:style-name="pr1" draw:text-style-name="P1" draw:layer="layout" svg:width="24.299cm" svg:height="3.473cm" svg:x="1.35cm" svg:y="0.484cm" presentation:class="title" presentation:user-transformed="true">
          <draw:text-box>
            <text:p>Instalación de un Servidor para WordPress</text:p>
          </draw:text-box>
        </draw:frame>
        <draw:frame presentation:style-name="pr2" draw:text-style-name="P2" draw:layer="layout" svg:width="24.299cm" svg:height="9.974cm" svg:x="1.35cm" svg:y="5.154cm" presentation:class="outline" presentation:user-transformed="true">
          <draw:text-box>
            <text:list text:style-name="L2">
              <text:list-item>
                <text:p>Rodrigo Augosto</text:p>
              </text:list-item>
              <text:list-item>
                <text:p>http://www.protoboard.cl</text:p>
              </text:list-item>
              <text:list-item>
                <text:p>Twitter: @coto</text:p>
              </text:list-item>
            </text:list>
            <text:p/>
          </draw:text-box>
        </draw:frame>
        <anim:par presentation:node-type="timing-root">
          <anim:par smil:begin="id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1T1" draw:id="id2">
        <office:forms form:automatic-focus="false" form:apply-design-mode="false"/>
        <draw:frame presentation:style-name="pr4" draw:layer="layout" svg:width="24.299cm" svg:height="2.755cm" svg:x="1.35cm" svg:y="0.842cm" presentation:class="title">
          <draw:text-box>
            <text:p>Que aprenderemos</text:p>
          </draw:text-box>
        </draw:frame>
        <draw:frame presentation:style-name="pr5" draw:layer="layout" svg:width="24.299cm" svg:height="9.938cm" svg:x="1.35cm" svg:y="5.155cm" presentation:class="outline" presentation:user-transformed="true">
          <draw:text-box>
            <text:list text:style-name="L2">
              <text:list-item>
                <text:p>Instalar, optimizar y securitizar un servidor para WordPress con lo mínimo y necesario según lo que necesites.</text:p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1T1" draw:id="id3">
        <office:forms form:automatic-focus="false" form:apply-design-mode="false"/>
        <draw:frame presentation:style-name="pr4" draw:layer="layout" svg:width="24.299cm" svg:height="3.473cm" svg:x="1.35cm" svg:y="0.483cm" presentation:class="title" presentation:user-transformed="true">
          <draw:text-box>
            <text:p>Que podemos necesitar en un Servidor para WordPress</text:p>
          </draw:text-box>
        </draw:frame>
        <draw:frame presentation:style-name="pr5" draw:layer="layout" svg:width="24.299cm" svg:height="9.938cm" svg:x="1.35cm" svg:y="5.155cm" presentation:class="outline" presentation:user-transformed="true">
          <draw:text-box>
            <text:list text:style-name="L2">
              <text:list-item>
                <text:p>Apache (Servidor Web)</text:p>
              </text:list-item>
              <text:list-item>
                <text:p>MySQL (Base de Datos)</text:p>
              </text:list-item>
              <text:list-item>
                <text:p>Mail Server</text:p>
              </text:list-item>
              <text:list-item>
                <text:p>IPTables (Firewall)</text:p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1T1" draw:id="id4">
        <office:forms form:automatic-focus="false" form:apply-design-mode="false"/>
        <draw:frame presentation:style-name="pr4" draw:layer="layout" svg:width="24.299cm" svg:height="2.755cm" svg:x="1.35cm" svg:y="0.842cm" presentation:class="title">
          <draw:text-box>
            <text:p>Apache</text:p>
          </draw:text-box>
        </draw:frame>
        <draw:frame presentation:style-name="pr5" draw:layer="layout" svg:width="24.299cm" svg:height="9.938cm" svg:x="1.35cm" svg:y="5.155cm" presentation:class="outline">
          <draw:text-box>
            <text:list text:style-name="L2">
              <text:list-item>
                <text:p>Apt-get install apache2 (Ubuntu)</text:p>
              </text:list-item>
              <text:list-item>
                <text:p>Yum install httpd (Red Hat)</text:p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leftToRight"/>
          </anim:par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1T1" draw:id="id5">
        <office:forms form:automatic-focus="false" form:apply-design-mode="false"/>
        <draw:frame presentation:style-name="pr4" draw:layer="layout" svg:width="24.299cm" svg:height="2.755cm" svg:x="1.35cm" svg:y="0.842cm" presentation:class="title">
          <draw:text-box>
            <text:p>Apache – optimización (1)</text:p>
          </draw:text-box>
        </draw:frame>
        <draw:frame presentation:style-name="pr5" draw:layer="layout" svg:width="24.299cm" svg:height="9.938cm" svg:x="1.35cm" svg:y="5.155cm" presentation:class="outline" presentation:user-transformed="true">
          <draw:text-box>
            <text:list text:style-name="L2">
              <text:list-item>
                <text:p>ServerName *:80</text:p>
              </text:list-item>
              <text:list-item>
                <text:p>ServerAdmin $mailAdmin</text:p>
              </text:list-item>
              <text:list-item>
                <text:p>Timeout 40</text:p>
              </text:list-item>
              <text:list-item>
                <text:p>KeepAlive On</text:p>
                <text:p/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leftToRight"/>
          </anim:par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1T1" draw:id="id6">
        <office:forms form:automatic-focus="false" form:apply-design-mode="false"/>
        <draw:frame presentation:style-name="pr4" draw:layer="layout" svg:width="24.299cm" svg:height="2.755cm" svg:x="1.35cm" svg:y="0.842cm" presentation:class="title">
          <draw:text-box>
            <text:p>Apache – optimización (2)</text:p>
          </draw:text-box>
        </draw:frame>
        <draw:frame presentation:style-name="pr5" draw:layer="layout" svg:width="24.299cm" svg:height="9.938cm" svg:x="1.35cm" svg:y="5.155cm" presentation:class="outline">
          <draw:text-box>
            <text:list text:style-name="L2">
              <text:list-item>
                <text:p>MaxKeepAliveRequests 200</text:p>
              </text:list-item>
              <text:list-item>
                <text:p>KeepAliveTimeout 3</text:p>
              </text:list-item>
              <text:list-item>
                <text:p>ServerTokens Prod</text:p>
              </text:list-item>
              <text:list-item>
                <text:p>ServerSignature Off</text:p>
              </text:list-item>
            </text:list>
          </draw:text-box>
        </draw:frame>
        <anim:par presentation:node-type="timing-root">
          <anim:par smil:begin="id6.begin">
            <anim:transitionFilter smil:dur="1s" smil:type="barWipe" smil:subtype="leftToRight"/>
          </anim:par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1T1" draw:id="id7">
        <office:forms form:automatic-focus="false" form:apply-design-mode="false"/>
        <draw:frame presentation:style-name="pr4" draw:layer="layout" svg:width="24.299cm" svg:height="2.755cm" svg:x="1.35cm" svg:y="0.842cm" presentation:class="title">
          <draw:text-box>
            <text:p>MySQL</text:p>
          </draw:text-box>
        </draw:frame>
        <draw:frame presentation:style-name="pr5" draw:layer="layout" svg:width="24.299cm" svg:height="9.938cm" svg:x="1.35cm" svg:y="5.155cm" presentation:class="outline">
          <draw:text-box>
            <text:list text:style-name="L2">
              <text:list-item>
                <text:p>apt-get -y install mysql-server-5.1</text:p>
              </text:list-item>
              <text:list-item>
                <text:p>yum -y install mysql mysql-server </text:p>
              </text:list-item>
            </text:list>
          </draw:text-box>
        </draw:frame>
        <anim:par presentation:node-type="timing-root">
          <anim:par smil:begin="id7.begin">
            <anim:transitionFilter smil:dur="1s" smil:type="barWipe" smil:subtype="leftToRight"/>
          </anim:par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1T1" draw:id="id8">
        <office:forms form:automatic-focus="false" form:apply-design-mode="false"/>
        <draw:frame presentation:style-name="pr4" draw:layer="layout" svg:width="24.299cm" svg:height="2.755cm" svg:x="1.35cm" svg:y="0.842cm" presentation:class="title">
          <draw:text-box>
            <text:p>MySQL Optimizacion</text:p>
          </draw:text-box>
        </draw:frame>
        <draw:frame presentation:style-name="pr5" draw:layer="layout" svg:width="24.299cm" svg:height="9.938cm" svg:x="1.35cm" svg:y="5.155cm" presentation:class="outline">
          <draw:text-box>
            <text:list text:style-name="L2">
              <text:list-item>
                <text:p>Borrar base de datos de test</text:p>
              </text:list-item>
              <text:list-item>
                <text:p>Borrar usuarios de prueba</text:p>
              </text:list-item>
              <text:list-item>
                <text:p>Cambiar el nombre del usuario root</text:p>
              </text:list-item>
              <text:list-item>
                <text:p>Remover historial de instalación</text:p>
              </text:list-item>
            </text:list>
          </draw:text-box>
        </draw:frame>
        <anim:par presentation:node-type="timing-root">
          <anim:par smil:begin="id8.begin">
            <anim:transitionFilter smil:dur="1s" smil:type="barWipe" smil:subtype="leftToRight"/>
          </anim:par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1T1" draw:id="id9">
        <office:forms form:automatic-focus="false" form:apply-design-mode="false"/>
        <draw:frame presentation:style-name="pr4" draw:layer="layout" svg:width="24.299cm" svg:height="2.755cm" svg:x="1.35cm" svg:y="0.842cm" presentation:class="title">
          <draw:text-box>
            <text:p>Mail Server</text:p>
          </draw:text-box>
        </draw:frame>
        <draw:frame presentation:style-name="pr5" draw:layer="layout" svg:width="24.299cm" svg:height="9.938cm" svg:x="1.35cm" svg:y="5.155cm" presentation:class="outline">
          <draw:text-box>
            <text:list text:style-name="L2">
              <text:list-item>
                <text:p>Postfix</text:p>
              </text:list-item>
              <text:list-item>
                <text:p>Puerto 25</text:p>
              </text:list-item>
            </text:list>
          </draw:text-box>
        </draw:frame>
        <anim:par presentation:node-type="timing-root">
          <anim:par smil:begin="id9.begin">
            <anim:transitionFilter smil:dur="1s" smil:type="barWipe" smil:subtype="leftToRight"/>
          </anim:par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1T1" draw:id="id10">
        <office:forms form:automatic-focus="false" form:apply-design-mode="false"/>
        <draw:frame presentation:style-name="pr4" draw:layer="layout" svg:width="24.299cm" svg:height="3.473cm" svg:x="1.35cm" svg:y="0.483cm" presentation:class="title" presentation:user-transformed="true">
          <draw:text-box>
            <text:p>Que más podemos hacer con este programa de instalación</text:p>
          </draw:text-box>
        </draw:frame>
        <draw:frame presentation:style-name="pr5" draw:layer="layout" svg:width="24.299cm" svg:height="9.938cm" svg:x="1.35cm" svg:y="5.155cm" presentation:class="outline">
          <draw:text-box>
            <text:list text:style-name="L2">
              <text:list-item>
                <text:p>TRAC (Administrador de proyectos)</text:p>
              </text:list-item>
              <text:list-item>
                <text:p>SVN (Repositorio de códigos fuentes)</text:p>
              </text:list-item>
              <text:list-item>
                <text:p>SSH (Comunicación con el servidor)</text:p>
              </text:list-item>
              <text:list-item>
                <text:p>Django (Web Framework de Python)</text:p>
              </text:list-item>
            </text:list>
          </draw:text-box>
        </draw:frame>
        <anim:par presentation:node-type="timing-root">
          <anim:par smil:begin="id10.begin">
            <anim:transitionFilter smil:dur="1s" smil:type="barWipe" smil:subtype="leftToRight"/>
          </anim:par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1T1" draw:id="id11">
        <office:forms form:automatic-focus="false" form:apply-design-mode="false"/>
        <draw:frame presentation:style-name="pr4" draw:layer="layout" svg:width="24.299cm" svg:height="3.473cm" svg:x="1.35cm" svg:y="0.483cm" presentation:class="title" presentation:user-transformed="true">
          <draw:text-box>
            <text:p>Para que tipo de servidores funciona</text:p>
          </draw:text-box>
        </draw:frame>
        <draw:frame presentation:style-name="pr5" draw:layer="layout" svg:width="24.299cm" svg:height="10.073cm" svg:x="1.35cm" svg:y="5.155cm" presentation:class="outline" presentation:user-transformed="true">
          <draw:text-box>
            <text:list text:style-name="L2">
              <text:list-item>
                <text:p>CentOS</text:p>
              </text:list-item>
              <text:list-item>
                <text:p>RedHat</text:p>
              </text:list-item>
              <text:list-item>
                <text:p>Fedora</text:p>
              </text:list-item>
              <text:list-item>
                <text:p>Ubuntu</text:p>
              </text:list-item>
              <text:list-item>
                <text:p>Debian</text:p>
              </text:list-item>
              <text:list-item>
                <text:p>Más adelante → MAC OS</text:p>
              </text:list-item>
            </text:list>
          </draw:text-box>
        </draw:frame>
        <anim:par presentation:node-type="timing-root">
          <anim:par smil:begin="id11.begin">
            <anim:transitionFilter smil:dur="1s" smil:type="barWipe" smil:subtype="leftToRight"/>
          </anim:par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1T1" draw:id="id12">
        <office:forms form:automatic-focus="false" form:apply-design-mode="false"/>
        <draw:frame presentation:style-name="pr4" draw:layer="layout" svg:width="24.299cm" svg:height="2.755cm" svg:x="1.35cm" svg:y="0.842cm" presentation:class="title">
          <draw:text-box>
            <text:p>Como ejecuto el programa</text:p>
          </draw:text-box>
        </draw:frame>
        <draw:frame presentation:style-name="pr5" draw:layer="layout" svg:width="24.299cm" svg:height="9.938cm" svg:x="1.35cm" svg:y="5.155cm" presentation:class="outline">
          <draw:text-box>
            <text:list text:style-name="L2">
              <text:list-item>
                <text:p>Ejecutar el siguinte comando:</text:p>
                <text:list>
                  <text:list-item>
                    <text:p>Bash install.sh</text:p>
                  </text:list-item>
                </text:list>
              </text:list-item>
            </text:list>
          </draw:text-box>
        </draw:frame>
        <anim:par presentation:node-type="timing-root">
          <anim:par smil:begin="id12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1T1" draw:id="id13">
        <office:forms form:automatic-focus="false" form:apply-design-mode="false"/>
        <draw:frame presentation:style-name="pr4" draw:layer="layout" svg:width="24.299cm" svg:height="2.755cm" svg:x="1.35cm" svg:y="0.842cm" presentation:class="title">
          <draw:text-box>
            <text:p>De donde obtener el programa</text:p>
          </draw:text-box>
        </draw:frame>
        <draw:frame presentation:style-name="pr5" draw:layer="layout" svg:width="24.299cm" svg:height="9.938cm" svg:x="1.35cm" svg:y="5.155cm" presentation:class="outline">
          <draw:text-box>
            <text:list text:style-name="L2">
              <text:list-item>
                <text:p><text:a xlink:href="http://github.com/coto/wordpress-easy-install">Http://github.com/coto/wordpress-easy-install</text:a></text:p>
                <text:list>
                  <text:list-item>
                    <text:p>Botón descargar como Zip</text:p>
                  </text:list-item>
                  <text:list-item>
                    <text:p>Fork de GIT</text:p>
                  </text:list-item>
                </text:list>
              </text:list-item>
            </text:list>
          </draw:text-box>
        </draw:frame>
        <anim:par presentation:node-type="timing-root">
          <anim:par smil:begin="id13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1T1" draw:id="id14">
        <office:forms form:automatic-focus="false" form:apply-design-mode="false"/>
        <draw:frame presentation:style-name="pr4" draw:layer="layout" svg:width="24.299cm" svg:height="2.755cm" svg:x="1.35cm" svg:y="0.842cm" presentation:class="title">
          <draw:text-box>
            <text:p>Puedes contribuir</text:p>
          </draw:text-box>
        </draw:frame>
        <draw:frame presentation:style-name="pr5" draw:layer="layout" svg:width="24.299cm" svg:height="9.938cm" svg:x="1.35cm" svg:y="5.155cm" presentation:class="outline">
          <draw:text-box>
            <text:list text:style-name="L2">
              <text:list-item>
                <text:p>Es código abierto</text:p>
              </text:list-item>
              <text:list-item>
                <text:p>GITHUB</text:p>
              </text:list-item>
            </text:list>
          </draw:text-box>
        </draw:frame>
        <anim:par presentation:node-type="timing-root">
          <anim:par smil:begin="id14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1T1" draw:id="id15">
        <office:forms form:automatic-focus="false" form:apply-design-mode="false"/>
        <draw:frame presentation:style-name="pr4" draw:layer="layout" svg:width="24.299cm" svg:height="2.755cm" svg:x="1.35cm" svg:y="0.842cm" presentation:class="title">
          <draw:text-box>
            <text:p>Obtener el código con GIT</text:p>
          </draw:text-box>
        </draw:frame>
        <draw:frame presentation:style-name="pr5" draw:layer="layout" svg:width="24.299cm" svg:height="9.938cm" svg:x="1.45cm" svg:y="5.155cm" presentation:class="outline" presentation:user-transformed="true">
          <draw:text-box>
            <text:list text:style-name="L2">
              <text:list-item>
                <text:p>Tener instalado GIT </text:p>
                <text:list>
                  <text:list-item>
                    <text:p><text:a xlink:href="http://git-scm.com/">http://git-scm.com/</text:a></text:p>
                  </text:list-item>
                </text:list>
              </text:list-item>
              <text:list-item>
                <text:p>git clone git@github.com:coto/wordpress-easy-install.git</text:p>
              </text:list-item>
              <text:list-item>
                <text:p>git pull origin master</text:p>
              </text:list-item>
            </text:list>
          </draw:text-box>
        </draw:frame>
        <anim:par presentation:node-type="timing-root">
          <anim:par smil:begin="id15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32" draw:id="id16">
        <office:forms form:automatic-focus="false" form:apply-design-mode="false"/>
        <draw:frame presentation:style-name="pr7" draw:layer="layout" svg:width="24.299cm" svg:height="14.626cm" svg:x="1.35cm" svg:y="0.717cm" presentation:class="subtitle">
          <draw:text-box>
            <text:p>Gracias ;)</text:p>
          </draw:text-box>
        </draw:frame>
        <anim:par presentation:node-type="timing-root">
          <anim:par smil:begin="id16.begin">
            <anim:transitionFilter smil:dur="1s" smil:type="barWipe" smil:subtype="leftToRight"/>
          </anim:par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1T1" draw:id="id17">
        <office:forms form:automatic-focus="false" form:apply-design-mode="false"/>
        <draw:frame presentation:style-name="pr4" draw:layer="layout" svg:width="24.299cm" svg:height="2.755cm" svg:x="1.35cm" svg:y="0.842cm" presentation:class="title">
          <draw:text-box>
            <text:p>Aportar con GIT</text:p>
          </draw:text-box>
        </draw:frame>
        <draw:frame presentation:style-name="pr5" draw:layer="layout" svg:width="24.299cm" svg:height="9.938cm" svg:x="1.35cm" svg:y="5.155cm" presentation:class="outline" presentation:user-transformed="true">
          <draw:text-box>
            <text:list text:style-name="L2">
              <text:list-item>
                <text:p>git clone git@github.com:<text:span text:style-name="T1">coto</text:span>/wordpress-easy-install.git</text:p>
              </text:list-item>
            </text:list>
          </draw:text-box>
        </draw:frame>
        <anim:par presentation:node-type="timing-root">
          <anim:par smil:begin="id17.begin">
            <anim:transitionFilter smil:dur="1s" smil:type="barWipe" smil:subtype="leftToRight"/>
          </anim:par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linesdark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448cm" svg:height="4.965cm" svg:x="1.558cm" svg:y="2.05cm" draw:page-number="1"/>
      <draw:page-thumbnail draw:layer="backgroundobjects" svg:width="7.448cm" svg:height="4.965cm" svg:x="1.558cm" svg:y="8.016cm"/>
      <draw:page-thumbnail draw:layer="backgroundobjects" svg:width="7.448cm" svg:height="4.965cm" svg:x="1.558cm" svg:y="13.982cm"/>
      <draw:page-thumbnail draw:layer="backgroundobjects" svg:width="7.448cm" svg:height="4.965cm" svg:x="11.124cm" svg:y="2.05cm"/>
      <draw:page-thumbnail draw:layer="backgroundobjects" svg:width="7.448cm" svg:height="4.965cm" svg:x="11.124cm" svg:y="8.016cm"/>
      <draw:page-thumbnail draw:layer="backgroundobjects" svg:width="7.448cm" svg:height="4.965cm" svg:x="11.124cm" svg:y="13.982cm"/>
      <draw:page-thumbnail draw:layer="backgroundobjects" svg:width="7.448cm" svg:height="4.965cm" svg:x="20.69cm" svg:y="2.05cm"/>
      <draw:page-thumbnail draw:layer="backgroundobjects" svg:width="7.448cm" svg:height="4.965cm" svg:x="20.69cm" svg:y="8.016cm"/>
      <draw:page-thumbnail draw:layer="backgroundobjects" svg:width="7.448cm" svg:height="4.965cm" svg:x="20.69cm" svg:y="13.982cm"/>
    </style:handout-master>
    <style:master-page style:name="lyt-bluelinesgrad" style:page-layout-name="PM1" draw:style-name="Mdp1">
      <draw:frame presentation:style-name="lyt-bluelinesgrad-title" draw:layer="backgroundobjects" svg:width="24.299cm" svg:height="3.005cm" svg:x="1.35cm" svg:y="0.717cm" presentation:class="title" presentation:placeholder="true">
        <draw:text-box/>
      </draw:frame>
      <draw:frame presentation:style-name="lyt-bluelinesgrad-outline1" draw:layer="backgroundobjects" svg:width="24.299cm" svg:height="10.188cm" svg:x="1.35cm" svg:y="5.155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65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558cm" svg:height="1.241cm" svg:x="9.234cm" svg:y="16.655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29cm" svg:height="1.241cm" svg:x="19.359cm" svg:y="16.65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8$Build-9502</meta:generator>
    <dc:title>Blue Lines and Gradients</dc:title>
    <dc:description>Presentation Layout Template</dc:description>
    <meta:creation-date>2010-11-13T10:31:49</meta:creation-date>
    <dc:language>en-US</dc:language>
    <meta:editing-cycles>9</meta:editing-cycles>
    <meta:editing-duration>PT00H58M39S</meta:editing-duration>
    <meta:initial-creator>Rodrigo Augosto</meta:initial-creator>
    <dc:date>2010-11-13T13:17:52</dc:date>
    <dc:creator>Rodrigo Augosto</dc:creator>
    <meta:document-statistic meta:object-count="91"/>
    <meta:user-defined meta:name="Info 1"/>
    <meta:user-defined meta:name="Info 2"/>
    <meta:user-defined meta:name="Info 3"/>
    <meta:user-defined meta:name="Info 4"/>
    <meta:template xlink:type="simple" xlink:actuate="onRequest" xlink:title="Blue Lines and Gradients" xlink:href="../../../../Applications/OpenOffice.org.app/Contents/basis-link/share/template/en-US/layout/lyt-bluelinesgrad.otp" meta:date="2006-12-14T14:25:15"/>
  </office:meta>
</office:document-meta>
</file>